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53024"/>
    </style:style>
    <style:style style:name="T3" style:family="text">
      <style:text-properties officeooo:rsid="002bf4c2"/>
    </style:style>
    <style:style style:name="T4" style:family="text">
      <style:text-properties officeooo:rsid="002c9a68"/>
    </style:style>
    <style:style style:name="T5" style:family="text">
      <style:text-properties officeooo:rsid="002d3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 -: 5</text:p>
      <text:p text:style-name="P2"/>
      <text:p text:style-name="Standard"><text:span text:style-name="T1">Purpose</text:span>: Implement a Strategy design pattern .</text:p>
      <text:p text:style-name="Standard"/>
      <text:p text:style-name="Standard">*****************************BussinesLogic Pa<text:span text:style-name="T3">ckage***</text:span>****************************</text:p>
      <text:p text:style-name="Standard"/>
      <text:p text:style-name="P1">1) Employee.java</text:p>
      <text:p text:style-name="Standard"><text:s/>package ccoew.it.i2.BusinessLogic; </text:p>
      <text:p text:style-name="Standard"/>
      <text:p text:style-name="Standard">public class Employee { </text:p>
      <text:p text:style-name="Standard"><text:tab/> </text:p>
      <text:p text:style-name="Standard"><text:tab/>private int emp_id; </text:p>
      <text:p text:style-name="Standard"><text:tab/>private String emp_name; </text:p>
      <text:p text:style-name="Standard"><text:tab/>private double emp_basicpay; </text:p>
      <text:p text:style-name="Standard"><text:tab/>private PayPolicy payPolicy; </text:p>
      <text:p text:style-name="Standard"><text:tab/> </text:p>
      <text:p text:style-name="Standard"><text:tab/> </text:p>
      <text:p text:style-name="Standard"><text:tab/>public Employee(int emp_id, String emp_name, double emp_basicpay, </text:p>
      <text:p text:style-name="Standard"><text:tab/><text:tab/><text:tab/>PayPolicy payPolicy) { </text:p>
      <text:p text:style-name="Standard"><text:tab/><text:tab/>super(); </text:p>
      <text:p text:style-name="Standard"><text:tab/><text:tab/>this.emp_id = emp_id; </text:p>
      <text:p text:style-name="Standard"><text:tab/><text:tab/>this.emp_name = emp_name; </text:p>
      <text:p text:style-name="Standard"><text:tab/><text:tab/>this.emp_basicpay = emp_basicpay; </text:p>
      <text:p text:style-name="Standard"><text:tab/><text:tab/>this.payPolicy = payPolicy; </text:p>
      <text:p text:style-name="Standard"><text:tab/>} </text:p>
      <text:p text:style-name="Standard"><text:tab/>public int getEmp_id() { </text:p>
      <text:p text:style-name="Standard"><text:tab/><text:tab/>return emp_id; </text:p>
      <text:p text:style-name="Standard"><text:tab/>} </text:p>
      <text:p text:style-name="Standard"><text:tab/>public void setEmp_id(int emp_id) { </text:p>
      <text:p text:style-name="Standard"><text:tab/><text:tab/>this.emp_id = emp_id; </text:p>
      <text:p text:style-name="Standard"><text:tab/>} </text:p>
      <text:p text:style-name="Standard"><text:tab/>public String getEmp_name() { </text:p>
      <text:p text:style-name="Standard"><text:tab/><text:tab/>return emp_name; </text:p>
      <text:p text:style-name="Standard"><text:tab/>} </text:p>
      <text:p text:style-name="Standard"><text:tab/>public void setEmp_name(String emp_name) { </text:p>
      <text:p text:style-name="Standard"><text:tab/><text:tab/>this.emp_name = emp_name; </text:p>
      <text:p text:style-name="Standard"><text:tab/>} </text:p>
      <text:p text:style-name="Standard"><text:tab/>public double getEmp_basicpay() { </text:p>
      <text:p text:style-name="Standard"><text:tab/><text:tab/>return emp_basicpay; </text:p>
      <text:p text:style-name="Standard"><text:tab/>} </text:p>
      <text:p text:style-name="Standard"><text:tab/>public void setEmp_basicpay(double emp_basicpay) { </text:p>
      <text:p text:style-name="Standard"><text:tab/><text:tab/>this.emp_basicpay = emp_basicpay; </text:p>
      <text:p text:style-name="Standard"><text:tab/>} </text:p>
      <text:p text:style-name="Standard"><text:tab/>public PayPolicy getPayPolicy() { </text:p>
      <text:p text:style-name="Standard"><text:tab/><text:tab/>return payPolicy; </text:p>
      <text:p text:style-name="Standard"><text:tab/>} </text:p>
      <text:p text:style-name="Standard"><text:tab/>public void setPayPolicy(PayPolicy payPolicy) { </text:p>
      <text:p text:style-name="Standard"><text:tab/><text:tab/>this.payPolicy = payPolicy; </text:p>
      <text:p text:style-name="Standard"><text:tab/>} </text:p>
      <text:p text:style-name="Standard"><text:tab/>public double calculateGrosspay(){ </text:p>
      <text:p text:style-name="Standard"><text:tab/><text:tab/>double pay; </text:p>
      <text:p text:style-name="Standard"><text:tab/><text:tab/>pay = this.getPayPolicy().calculate_salary(getEmp_basicpay()); </text:p>
      <text:p text:style-name="Standard"><text:soft-page-break/><text:tab/><text:tab/>return pay; </text:p>
      <text:p text:style-name="Standard"><text:tab/>} </text:p>
      <text:p text:style-name="Standard">}</text:p>
      <text:p text:style-name="P1"/>
      <text:p text:style-name="P1">2)PayPolicy.<text:span text:style-name="T5">java</text:span></text:p>
      <text:p text:style-name="Standard"/>
      <text:p text:style-name="Standard">package ccoew.it.i2.BusinessLogic; </text:p>
      <text:p text:style-name="Standard"/>
      <text:p text:style-name="Standard">public abstract class PayPolicy { </text:p>
      <text:p text:style-name="Standard"><text:tab/><text:tab/> </text:p>
      <text:p text:style-name="Standard"><text:tab/>//public double gross_sal; </text:p>
      <text:p text:style-name="Standard"><text:tab/>public abstract double calculate_salary(double basepay); </text:p>
      <text:p text:style-name="Standard">}</text:p>
      <text:p text:style-name="Standard"/>
      <text:p text:style-name="P1">3)Permanant.<text:span text:style-name="T5">java</text:span></text:p>
      <text:p text:style-name="Standard"/>
      <text:p text:style-name="Standard">package ccoew.it.i2.BusinessLogic; </text:p>
      <text:p text:style-name="Standard">import ccoew.it.i2.BusinessLogic.PayPolicy; </text:p>
      <text:p text:style-name="Standard"/>
      <text:p text:style-name="Standard">public class Permanant extends PayPolicy{ </text:p>
      <text:p text:style-name="Standard"><text:tab/> </text:p>
      <text:p text:style-name="Standard"><text:tab/>public double calculate_salary(double basicpay) </text:p>
      <text:p text:style-name="Standard"><text:tab/>{ </text:p>
      <text:p text:style-name="Standard"><text:tab/><text:tab/>double temp; </text:p>
      <text:p text:style-name="Standard"><text:tab/><text:tab/> </text:p>
      <text:p text:style-name="Standard"><text:tab/><text:tab/>if(basicpay &gt; 40000) </text:p>
      <text:p text:style-name="Standard"><text:tab/><text:tab/>{ </text:p>
      <text:p text:style-name="Standard"><text:tab/><text:tab/><text:tab/>temp = (basicpay * 70) / 100; </text:p>
      <text:p text:style-name="Standard"><text:tab/><text:tab/><text:tab/>temp = basicpay + temp + 5000; </text:p>
      <text:p text:style-name="Standard"><text:tab/><text:tab/>} </text:p>
      <text:p text:style-name="Standard"><text:tab/><text:tab/>else </text:p>
      <text:p text:style-name="Standard"><text:tab/><text:tab/>{ </text:p>
      <text:p text:style-name="Standard"><text:tab/><text:tab/><text:tab/>temp = (basicpay * 70) / 100; </text:p>
      <text:p text:style-name="Standard"><text:tab/><text:tab/><text:tab/>temp = basicpay + temp; </text:p>
      <text:p text:style-name="Standard"><text:tab/><text:tab/>}<text:tab/><text:tab/> </text:p>
      <text:p text:style-name="Standard"><text:tab/><text:tab/>return temp; </text:p>
      <text:p text:style-name="Standard"><text:tab/>} </text:p>
      <text:p text:style-name="Standard">}</text:p>
      <text:p text:style-name="Standard"/>
      <text:p text:style-name="P1">4) Temporary.<text:span text:style-name="T5">java</text:span></text:p>
      <text:p text:style-name="Standard"/>
      <text:p text:style-name="Standard">package ccoew.it.i2.BusinessLogic; </text:p>
      <text:p text:style-name="Standard">import ccoew.it.i2.BusinessLogic.PayPolicy; </text:p>
      <text:p text:style-name="Standard"/>
      <text:p text:style-name="Standard">public class Temporary extends PayPolicy{ </text:p>
      <text:p text:style-name="Standard"><text:tab/>public double calculate_salary(double basicpay) </text:p>
      <text:p text:style-name="Standard"><text:tab/>{ </text:p>
      <text:p text:style-name="Standard"><text:tab/><text:tab/><text:tab/>double temp = (basicpay * 40) / 100; </text:p>
      <text:p text:style-name="Standard"><text:tab/><text:tab/><text:tab/>temp = basicpay + temp; </text:p>
      <text:p text:style-name="Standard"><text:tab/><text:tab/><text:tab/> </text:p>
      <text:p text:style-name="Standard"><text:tab/><text:tab/><text:tab/>return temp; </text:p>
      <text:p text:style-name="Standard"><text:tab/>} </text:p>
      <text:p text:style-name="Standard"><text:soft-page-break/>}</text:p>
      <text:p text:style-name="Standard"/>
      <text:p text:style-name="P1">5)Trainee.<text:span text:style-name="T5">java</text:span></text:p>
      <text:p text:style-name="Standard"/>
      <text:p text:style-name="Standard">package ccoew.it.i2.BusinessLogic; </text:p>
      <text:p text:style-name="Standard">import ccoew.it.i2.BusinessLogic.PayPolicy; </text:p>
      <text:p text:style-name="Standard"/>
      <text:p text:style-name="Standard">public class Trainee extends PayPolicy{ </text:p>
      <text:p text:style-name="Standard"/>
      <text:p text:style-name="Standard"><text:tab/>public double calculate_salary(double basicpay) </text:p>
      <text:p text:style-name="Standard"><text:tab/>{ </text:p>
      <text:p text:style-name="Standard"><text:tab/><text:tab/>double temp = basicpay; </text:p>
      <text:p text:style-name="Standard"><text:tab/><text:tab/>return temp; </text:p>
      <text:p text:style-name="Standard"><text:tab/>} </text:p>
      <text:p text:style-name="Standard">}</text:p>
      <text:p text:style-name="Standard"/>
      <text:p text:style-name="Standard"/>
      <text:p text:style-name="Standard">*****************************<text:span text:style-name="T2">Client</text:span> Pa<text:span text:style-name="T5">ckage**</text:span>****************************</text:p>
      <text:p text:style-name="Standard"/>
      <text:p text:style-name="P1">Test<text:span text:style-name="T4">Client</text:span>.java</text:p>
      <text:p text:style-name="Standard"/>
      <text:p text:style-name="Standard">package ccoew.it.i2.Client; </text:p>
      <text:p text:style-name="Standard">import ccoew.it.i2.BusinessLogic.Employee; </text:p>
      <text:p text:style-name="Standard">import ccoew.it.i2.BusinessLogic.Permanant; </text:p>
      <text:p text:style-name="Standard">import ccoew.it.i2.BusinessLogic.Temporary; </text:p>
      <text:p text:style-name="Standard">import ccoew.it.i2.BusinessLogic.Trainee; </text:p>
      <text:p text:style-name="Standard"/>
      <text:p text:style-name="Standard">public class TestClient { </text:p>
      <text:p text:style-name="Standard"/>
      <text:p text:style-name="Standard"><text:tab/>/** </text:p>
      <text:p text:style-name="Standard"><text:tab/> * @param args </text:p>
      <text:p text:style-name="Standard"><text:tab/> */ </text:p>
      <text:p text:style-name="Standard"><text:tab/>public static void main(String[] args) { </text:p>
      <text:p text:style-name="Standard"/>
      <text:p text:style-name="Standard"><text:tab/><text:tab/>Employee first = new Employee(1, "Suresh", 40000.00, new Trainee()); </text:p>
      <text:p text:style-name="Standard"><text:tab/><text:tab/>Employee second = new Employee(2, "Ramesh", 50000.00, new Trainee()); </text:p>
      <text:p text:style-name="Standard"><text:tab/><text:tab/>Employee third = new Employee(3, "Mahesh", 60000.00, new Trainee()); </text:p>
      <text:p text:style-name="Standard"/>
      <text:p text:style-name="Standard"><text:tab/><text:tab/>double mySalary = first.calculateGrosspay(); </text:p>
      <text:p text:style-name="Standard"><text:tab/><text:tab/>System.out.println("\n\tEmployee ID : "+first.getEmp_id()); </text:p>
      <text:p text:style-name="Standard"><text:tab/><text:tab/>System.out.println("\tEmployee Name : "+first.getEmp_name()); </text:p>
      <text:p text:style-name="Standard"><text:tab/><text:tab/>System.out.println("\tEmployee Basic Pay : "+first.getEmp_basicpay()); </text:p>
      <text:p text:style-name="Standard"><text:tab/><text:tab/>System.out.println("\tGross salary : "+mySalary); </text:p>
      <text:p text:style-name="Standard"/>
      <text:p text:style-name="Standard"><text:tab/><text:tab/>second.setPayPolicy(new Temporary()); </text:p>
      <text:p text:style-name="Standard"><text:tab/><text:tab/>mySalary= second.calculateGrosspay(); </text:p>
      <text:p text:style-name="Standard"/>
      <text:p text:style-name="Standard"><text:tab/><text:tab/>System.out.println("\n\tEmployee ID : "+second.getEmp_id()); </text:p>
      <text:p text:style-name="Standard"><text:tab/><text:tab/>System.out.println("\tEmployee Name : "+second.getEmp_name()); </text:p>
      <text:p text:style-name="Standard"><text:tab/><text:tab/>System.out.println("\tEmployee Basic Pay : "+second.getEmp_basicpay()); </text:p>
      <text:p text:style-name="Standard"><text:tab/><text:tab/>System.out.println("\tGross salary : "+mySalary); </text:p>
      <text:p text:style-name="Standard"/>
      <text:p text:style-name="Standard"><text:soft-page-break/><text:tab/><text:tab/>third.setPayPolicy(new Permanant()); </text:p>
      <text:p text:style-name="Standard"><text:tab/><text:tab/>mySalary = third.calculateGrosspay(); </text:p>
      <text:p text:style-name="Standard"/>
      <text:p text:style-name="Standard"><text:tab/><text:tab/>System.out.println("\n\tEmployee ID : "+third.getEmp_id()); </text:p>
      <text:p text:style-name="Standard"><text:tab/><text:tab/>System.out.println("\tEmployee Name : "+third.getEmp_name()); </text:p>
      <text:p text:style-name="Standard"><text:tab/><text:tab/>System.out.println("\tEmployee Basic Pay : "+third.getEmp_basicpay()); </text:p>
      <text:p text:style-name="Standard"><text:tab/><text:tab/>System.out.println("\tGross salary : "+mySalary); </text:p>
      <text:p text:style-name="Standard"><text:tab/>}<text:tab/> </text:p>
      <text:p text:style-name="Standard">}</text:p>
      <text:p text:style-name="Standard"/>
      <text:p text:style-name="Standard">/*</text:p>
      <text:p text:style-name="P1">Output-</text:p>
      <text:p text:style-name="Standard"/>
      <text:p text:style-name="Standard"/>
      <text:p text:style-name="Standard"><text:tab/>Employee ID : 1 </text:p>
      <text:p text:style-name="Standard"><text:tab/>Employee Name : Suresh </text:p>
      <text:p text:style-name="Standard"><text:tab/>Employee Basic Pay : 40000.0 </text:p>
      <text:p text:style-name="Standard"><text:tab/>Gross salary : 40000.0 </text:p>
      <text:p text:style-name="Standard"/>
      <text:p text:style-name="Standard"><text:tab/>Employee ID : 2 </text:p>
      <text:p text:style-name="Standard"><text:tab/>Employee Name : Ramesh </text:p>
      <text:p text:style-name="Standard"><text:tab/>Employee Basic Pay : 50000.0 </text:p>
      <text:p text:style-name="Standard"><text:tab/>Gross salary : 70000.0 </text:p>
      <text:p text:style-name="Standard"/>
      <text:p text:style-name="Standard"><text:tab/>Employee ID : 3 </text:p>
      <text:p text:style-name="Standard"><text:tab/>Employee Name : Mahesh </text:p>
      <text:p text:style-name="Standard"><text:tab/>Employee Basic Pay : 60000.0 </text:p>
      <text:p text:style-name="Standard"><text:tab/>Gross salary : 107000.0 </text:p>
      <text:p text:style-name="Standard"/>
      <text:p text:style-name="Standard"/>
      <text:p text:style-name="Standard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0:17:53.883329623</meta:creation-date>
    <dc:date>2016-10-03T13:46:01.129242040</dc:date>
    <meta:editing-duration>PT18M19S</meta:editing-duration>
    <meta:editing-cycles>24</meta:editing-cycles>
    <meta:generator>LibreOffice/4.2.3.3$Linux_x86 LibreOffice_project/420m0$Build-3</meta:generator>
    <meta:document-statistic meta:table-count="0" meta:image-count="0" meta:object-count="0" meta:page-count="4" meta:paragraph-count="151" meta:word-count="436" meta:character-count="4172" meta:non-whitespace-character-count="3563"/>
  </office:meta>
</office:document-meta>
</file>